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692" officeooo:paragraph-rsid="00128692"/>
    </style:style>
    <style:style style:name="P2" style:family="paragraph" style:parent-style-name="Standard">
      <style:paragraph-properties fo:text-align="start" style:justify-single-word="false"/>
      <style:text-properties fo:font-weight="bold" officeooo:rsid="00377660" officeooo:paragraph-rsid="0037766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28692" officeooo:paragraph-rsid="0012869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2869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3c00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cc35" officeooo:paragraph-rsid="0016cc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cb01" officeooo:paragraph-rsid="0017cb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f6d95" officeooo:paragraph-rsid="0012869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bbe8e" officeooo:paragraph-rsid="003bbe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451514" officeooo:paragraph-rsid="004caa8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bf1aa" officeooo:paragraph-rsid="004bf1a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c5313" officeooo:paragraph-rsid="004c531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c5313" officeooo:paragraph-rsid="004caa8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6890d9" officeooo:paragraph-rsid="006890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692" officeooo:paragraph-rsid="0012869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cb01" officeooo:paragraph-rsid="0017cb0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bbe8e" officeooo:paragraph-rsid="003bbe8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128692"/>
    </style:style>
    <style:style style:name="P22" style:family="paragraph" style:parent-style-name="Standard">
      <style:paragraph-properties fo:text-align="start" style:justify-single-word="false"/>
      <style:text-properties officeooo:paragraph-rsid="0013c004"/>
    </style:style>
    <style:style style:name="P23" style:family="paragraph" style:parent-style-name="Standard">
      <style:paragraph-properties fo:text-align="start" style:justify-single-word="false"/>
      <style:text-properties officeooo:paragraph-rsid="00318144"/>
    </style:style>
    <style:style style:name="P24" style:family="paragraph" style:parent-style-name="Standard">
      <style:paragraph-properties fo:text-align="start" style:justify-single-word="false"/>
      <style:text-properties officeooo:paragraph-rsid="00377660"/>
    </style:style>
    <style:style style:name="P25" style:family="paragraph" style:parent-style-name="Standard">
      <style:paragraph-properties fo:text-align="start" style:justify-single-word="false"/>
      <style:text-properties officeooo:rsid="0013c004" officeooo:paragraph-rsid="0013c004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1516ba" officeooo:paragraph-rsid="001516ba"/>
    </style:style>
    <style:style style:name="P28" style:family="paragraph" style:parent-style-name="Standard">
      <style:paragraph-properties fo:text-align="start" style:justify-single-word="false"/>
      <style:text-properties officeooo:rsid="0016cc35" officeooo:paragraph-rsid="0016cc35"/>
    </style:style>
    <style:style style:name="P29" style:family="paragraph" style:parent-style-name="Standard">
      <style:paragraph-properties fo:text-align="start" style:justify-single-word="false"/>
      <style:text-properties officeooo:rsid="0017cb01" officeooo:paragraph-rsid="0017cb01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210f7b" officeooo:paragraph-rsid="00210f7b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paragraph-rsid="003cc3c5" style:font-size-asian="14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17cb01" officeooo:paragraph-rsid="0022a5ed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22a5ed" officeooo:paragraph-rsid="0022a5ed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22a5ed" officeooo:paragraph-rsid="00246f30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normal" officeooo:rsid="00246f30" officeooo:paragraph-rsid="00246f30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weight="normal" officeooo:rsid="00451514" officeooo:paragraph-rsid="004caa8e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weight="normal" officeooo:rsid="006890d9" officeooo:paragraph-rsid="006890d9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2pt" fo:font-weight="normal" officeooo:rsid="0070cf63" officeooo:paragraph-rsid="0070cf63" style:font-size-asian="10.5pt" style:font-weight-asian="normal" style:font-size-complex="12pt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12pt" fo:font-weight="normal" officeooo:rsid="00210f7b" officeooo:paragraph-rsid="00210f7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3c004" style:font-size-asian="10.5pt" style:font-weight-asian="normal" style:font-size-complex="12pt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weight="normal" officeooo:rsid="0013c004" officeooo:paragraph-rsid="0013c004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22a5ed"/>
    </style:style>
    <style:style style:name="P45" style:family="paragraph" style:parent-style-name="Standard" style:list-style-name="L3">
      <style:paragraph-properties fo:text-align="start" style:justify-single-word="false"/>
      <style:text-properties officeooo:paragraph-rsid="00246f30"/>
    </style:style>
    <style:style style:name="P46" style:family="paragraph" style:parent-style-name="Standard" style:list-style-name="L8">
      <style:paragraph-properties fo:text-align="start" style:justify-single-word="false"/>
      <style:text-properties officeooo:paragraph-rsid="0013c004"/>
    </style:style>
    <style:style style:name="P47" style:family="paragraph" style:parent-style-name="Standard" style:list-style-name="L16">
      <style:paragraph-properties fo:text-align="start" style:justify-single-word="false"/>
      <style:text-properties officeooo:paragraph-rsid="002f6d95"/>
    </style:style>
    <style:style style:name="P48" style:family="paragraph" style:parent-style-name="Standard" style:list-style-name="L18">
      <style:paragraph-properties fo:text-align="start" style:justify-single-word="false"/>
      <style:text-properties officeooo:paragraph-rsid="00307ec3"/>
    </style:style>
    <style:style style:name="P49" style:family="paragraph" style:parent-style-name="Standard" style:list-style-name="L20">
      <style:paragraph-properties fo:text-align="start" style:justify-single-word="false"/>
      <style:text-properties officeooo:paragraph-rsid="00357c35"/>
    </style:style>
    <style:style style:name="P50" style:family="paragraph" style:parent-style-name="Standard" style:list-style-name="L22">
      <style:paragraph-properties fo:text-align="start" style:justify-single-word="false"/>
      <style:text-properties officeooo:paragraph-rsid="00628fb0"/>
    </style:style>
    <style:style style:name="P51" style:family="paragraph" style:parent-style-name="Standard" style:list-style-name="L23">
      <style:paragraph-properties fo:text-align="start" style:justify-single-word="false"/>
      <style:text-properties officeooo:paragraph-rsid="00609a55"/>
    </style:style>
    <style:style style:name="P52" style:family="paragraph" style:parent-style-name="Standard" style:list-style-name="L8">
      <style:paragraph-properties fo:text-align="start" style:justify-single-word="false"/>
      <style:text-properties officeooo:rsid="003b631b" officeooo:paragraph-rsid="003b631b"/>
    </style:style>
    <style:style style:name="P53" style:family="paragraph" style:parent-style-name="Standard" style:list-style-name="L9">
      <style:paragraph-properties fo:text-align="start" style:justify-single-word="false"/>
      <style:text-properties officeooo:rsid="003b631b" officeooo:paragraph-rsid="003b631b"/>
    </style:style>
    <style:style style:name="P54" style:family="paragraph" style:parent-style-name="Standard" style:list-style-name="L10">
      <style:paragraph-properties fo:text-align="start" style:justify-single-word="false"/>
      <style:text-properties officeooo:rsid="003b631b" officeooo:paragraph-rsid="003b631b"/>
    </style:style>
    <style:style style:name="P55" style:family="paragraph" style:parent-style-name="Standard" style:list-style-name="L12">
      <style:paragraph-properties fo:text-align="start" style:justify-single-word="false"/>
      <style:text-properties officeooo:rsid="003b631b" officeooo:paragraph-rsid="003b631b"/>
    </style:style>
    <style:style style:name="P5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8692" officeooo:paragraph-rsid="0013c00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004" officeooo:paragraph-rsid="0013c004" style:font-size-asian="10.5pt" style:font-weight-asian="normal" style:font-size-complex="12pt" style:font-weight-complex="normal"/>
    </style:style>
    <style:style style:name="P58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004" officeooo:paragraph-rsid="0013c004" style:font-size-asian="10.5pt" style:font-weight-asian="normal" style:font-size-complex="12pt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004" officeooo:paragraph-rsid="0013c00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16ba" officeooo:paragraph-rsid="001516ba" style:font-size-asian="10.5pt" style:font-weight-asian="normal" style:font-size-complex="12pt" style:font-weight-complex="normal"/>
    </style:style>
    <style:style style:name="P61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cc35" officeooo:paragraph-rsid="0016cc3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cc35" officeooo:paragraph-rsid="0016cc35" style:font-size-asian="10.5pt" style:font-weight-asian="normal" style:font-size-complex="12pt" style:font-weight-complex="normal"/>
    </style:style>
    <style:style style:name="P6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28c7" officeooo:paragraph-rsid="001c28c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8e0d" officeooo:paragraph-rsid="001b8e0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b631b" officeooo:paragraph-rsid="003b631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fc428" officeooo:paragraph-rsid="004fc428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0fe71" officeooo:paragraph-rsid="0020fe71" style:font-size-asian="10.5pt" style:font-weight-asian="normal" style:font-size-complex="12pt" style:font-weight-complex="normal"/>
    </style:style>
    <style:style style:name="P6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0fe71" officeooo:paragraph-rsid="0020fe71" style:font-size-asian="10.5pt" style:font-weight-asian="normal" style:font-size-complex="12pt" style:font-weight-complex="normal"/>
    </style:style>
    <style:style style:name="P6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0fe71" officeooo:paragraph-rsid="002f6d95" style:font-size-asian="10.5pt" style:font-weight-asian="normal" style:font-size-complex="12pt" style:font-weight-complex="normal"/>
    </style:style>
    <style:style style:name="P70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0fe71" officeooo:paragraph-rsid="00307ec3" style:font-size-asian="10.5pt" style:font-weight-asian="normal" style:font-size-complex="12pt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f6d95" officeooo:paragraph-rsid="002f6d95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f6d95" officeooo:paragraph-rsid="0020fe71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01" officeooo:paragraph-rsid="0016cc3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01" officeooo:paragraph-rsid="0017cb01" style:font-size-asian="10.5pt" style:font-weight-asian="normal" style:font-size-complex="12pt" style:font-weight-complex="normal"/>
    </style:style>
    <style:style style:name="P75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01" officeooo:paragraph-rsid="003181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a800" officeooo:paragraph-rsid="0017a800" style:font-size-asian="10.5pt" style:font-weight-asian="normal" style:font-size-complex="12pt" style:font-weight-complex="normal"/>
    </style:style>
    <style:style style:name="P77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18144" officeooo:paragraph-rsid="00318144" style:font-size-asian="10.5pt" style:font-weight-asian="normal" style:font-size-complex="12pt" style:font-weight-complex="normal"/>
    </style:style>
    <style:style style:name="P78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1659" officeooo:paragraph-rsid="0031814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1659" officeooo:paragraph-rsid="0031814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1659" officeooo:paragraph-rsid="00357c3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57c35" officeooo:paragraph-rsid="0044347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57c35" officeooo:paragraph-rsid="00357c3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cc3c5" officeooo:paragraph-rsid="003cc3c5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44347f" officeooo:paragraph-rsid="0044347f" fo:background-color="#ffff00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 style:list-style-name="L10">
      <style:paragraph-properties fo:text-align="start" style:justify-single-word="false"/>
      <style:text-properties officeooo:rsid="0013c004" officeooo:paragraph-rsid="0013c004"/>
    </style:style>
    <style:style style:name="P86" style:family="paragraph" style:parent-style-name="Standard" style:list-style-name="L11">
      <style:paragraph-properties fo:text-align="start" style:justify-single-word="false"/>
      <style:text-properties officeooo:rsid="003b9483" officeooo:paragraph-rsid="003b9483"/>
    </style:style>
    <style:style style:name="P87" style:family="paragraph" style:parent-style-name="Standard" style:list-style-name="L12">
      <style:paragraph-properties fo:text-align="start" style:justify-single-word="false"/>
      <style:text-properties officeooo:rsid="00184b7e" officeooo:paragraph-rsid="00184b7e"/>
    </style:style>
    <style:style style:name="P88" style:family="paragraph" style:parent-style-name="Standard" style:list-style-name="L14">
      <style:paragraph-properties fo:text-align="start" style:justify-single-word="false"/>
      <style:text-properties officeooo:rsid="0020fe71" officeooo:paragraph-rsid="0020fe71"/>
    </style:style>
    <style:style style:name="P89" style:family="paragraph" style:parent-style-name="Standard" style:list-style-name="L18">
      <style:paragraph-properties fo:text-align="start" style:justify-single-word="false"/>
      <style:text-properties officeooo:rsid="0057cd3f" officeooo:paragraph-rsid="0057cd3f"/>
    </style:style>
    <style:style style:name="T1" style:family="text">
      <style:text-properties fo:font-size="12pt" fo:font-weight="normal" officeooo:rsid="0013c004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2869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0fe7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10f7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a5ed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46f3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aa32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7cb0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97a5d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4bf6b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28692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516ba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6cc35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7a800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7cb01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0fe7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d0324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ed344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f6d95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357c35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38be72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3a113b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3a2497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b631b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4e1540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2c22e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4f26f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a6dbd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5b3ea1" style:font-size-asian="10.5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609a55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628fb0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6587b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3a113b" style:font-size-asian="10.5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officeooo:rsid="003dcfe2" style:font-size-asian="10.5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3fb648" style:font-size-asian="10.5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officeooo:rsid="0055c882" style:font-size-asian="10.5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officeooo:rsid="0057c81c" style:font-size-asian="10.5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officeooo:rsid="006c1d19" style:font-size-asian="10.5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officeooo:rsid="0070bd3e" style:font-size-asian="10.5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officeooo:rsid="0072b458" style:font-size-asian="10.5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bold" officeooo:rsid="00377660" style:font-size-asian="10.5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bold" officeooo:rsid="005b75de" style:font-size-asian="10.5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bold" officeooo:rsid="00698db8" style:font-size-asian="10.5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Liberation Serif" fo:letter-spacing="normal"/>
    </style:style>
    <style:style style:name="T47" style:family="text">
      <style:text-properties fo:font-variant="normal" fo:text-transform="none" fo:color="#000000" style:font-name="Liberation Serif" fo:letter-spacing="normal" officeooo:rsid="004b188a"/>
    </style:style>
    <style:style style:name="T48" style:family="text">
      <style:text-properties officeooo:rsid="0017cb01"/>
    </style:style>
    <style:style style:name="T49" style:family="text">
      <style:text-properties officeooo:rsid="0020fe71"/>
    </style:style>
    <style:style style:name="T50" style:family="text">
      <style:text-properties officeooo:rsid="0022a5ed"/>
    </style:style>
    <style:style style:name="T51" style:family="text">
      <style:text-properties officeooo:rsid="0026c3a8"/>
    </style:style>
    <style:style style:name="T52" style:family="text">
      <style:text-properties officeooo:rsid="00286846"/>
    </style:style>
    <style:style style:name="T53" style:family="text">
      <style:text-properties officeooo:rsid="00297a5d"/>
    </style:style>
    <style:style style:name="T54" style:family="text">
      <style:text-properties officeooo:rsid="002f6d95"/>
    </style:style>
    <style:style style:name="T55" style:family="text">
      <style:text-properties officeooo:rsid="003cc3c5"/>
    </style:style>
    <style:style style:name="T56" style:family="text">
      <style:text-properties officeooo:rsid="004cacd9"/>
    </style:style>
    <style:style style:name="T57" style:family="text">
      <style:text-properties officeooo:rsid="004e009d"/>
    </style:style>
    <style:style style:name="T58" style:family="text">
      <style:text-properties officeooo:rsid="0050cfb9"/>
    </style:style>
    <style:style style:name="T59" style:family="text">
      <style:text-properties fo:font-weight="bold" officeooo:rsid="0042c2b4" style:font-weight-asian="bold" style:font-weight-complex="bold"/>
    </style:style>
    <style:style style:name="T60" style:family="text">
      <style:text-properties fo:font-weight="bold" officeooo:rsid="003cc3c5" style:font-weight-asian="bold" style:font-weight-complex="bold"/>
    </style:style>
    <style:style style:name="T61" style:family="text">
      <style:text-properties officeooo:rsid="0067d614"/>
    </style:style>
    <style:style style:name="T62" style:family="text">
      <style:text-properties officeooo:rsid="006d77ba"/>
    </style:style>
    <style:style style:name="T63" style:family="text">
      <style:text-properties officeooo:rsid="00710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5">Databases, </text:span>Vector Stores, and Feature Stores</text:p>
      <text:p text:style-name="P3"/>
      <text:p text:style-name="P30"><text:span text:style-name="T55">Storage </text:span>Types Overview</text:p>
      <text:p text:style-name="P5"/>
      <text:p text:style-name="P18">Information <text:span text:style-name="T48">S</text:span>ources</text:p>
      <text:p text:style-name="P10"/>
      <text:p text:style-name="P4">1. <text:span text:style-name="T49">M</text:span>essage history <text:span text:style-name="T54">(meta data)</text:span></text:p>
      <text:p text:style-name="P4">2. Web and other resources</text:p>
      <text:p text:style-name="P21"><text:span text:style-name="T2">3. User </text:span><text:span text:style-name="T4">uploads</text:span><text:span text:style-name="T2"> including resume, </text:span><text:span text:style-name="T10">interview</text:span><text:span text:style-name="T2"> material</text:span></text:p>
      <text:p text:style-name="P4">4. User job application and tasks status <text:span text:style-name="T54">(meta data)</text:span></text:p>
      <text:p text:style-name="P8">5. User <text:span text:style-name="T61">information such as </text:span>self description, career goals, <text:span text:style-name="T58">and other information gathered from </text:span><text:span text:style-name="T61">user </text:span><text:span text:style-name="T58">uploads such as name, work experience</text:span></text:p>
      <text:p text:style-name="P13"/>
      <text:p text:style-name="P8"/>
      <text:p text:style-name="P20">Databases</text:p>
      <text:p text:style-name="P11"/>
      <text:p text:style-name="P11">1. S3</text:p>
      <text:p text:style-name="P11">2. DynamoDB</text:p>
      <text:p text:style-name="P11">3. EFS</text:p>
      <text:p text:style-name="P14"/>
      <text:p text:style-name="P8"/>
      <text:p text:style-name="P19">Vector Store</text:p>
      <text:p text:style-name="P9"/>
      <text:p text:style-name="P9">1. Faiss: </text:p>
      <text:list xml:id="list3901889831" text:style-name="L1">
        <text:list-item>
          <text:p text:style-name="P32"><text:span text:style-name="T50">r</text:span>uns on ram, user specific, dynamic<text:span text:style-name="T51">ally </text:span><text:span text:style-name="T53">reads and writes</text:span></text:p>
        </text:list-item>
        <text:list-item>
          <text:p text:style-name="P33"><text:span text:style-name="T52">E</text:span>mbeddings can be updated and saved on S3/EFS <text:span text:style-name="T52">with Lambda function</text:span></text:p>
        </text:list-item>
        <text:list-item>
          <text:p text:style-name="P35">supports indexing</text:p>
        </text:list-item>
      </text:list>
      <text:p text:style-name="P9">2. Redis/Chroma: </text:p>
      <text:list xml:id="list265461371" text:style-name="L2">
        <text:list-item>
          <text:p text:style-name="P44"><text:span text:style-name="T7">both can be persisted, </text:span><text:span text:style-name="T8">web resources, </text:span><text:span text:style-name="T9">mostly reads only</text:span></text:p>
        </text:list-item>
        <text:list-item>
          <text:p text:style-name="P36">supports indexing</text:p>
        </text:list-item>
        <text:list-item>
          <text:p text:style-name="P34">cloud option: </text:p>
        </text:list-item>
      </text:list>
      <text:list xml:id="list836850060" text:style-name="L3">
        <text:list-item>
          <text:p text:style-name="P45"><text:span text:style-name="T5">chroma publishes cloudformation templates to s3 </text:span><text:span text:style-name="T6">using t3.small instance (costs $15 a month)</text:span><text:span text:style-name="T5">, </text:span><text:span text:style-name="T6">can be deployed to EC2</text:span></text:p>
        </text:list-item>
        <text:list-item>
          <text:p text:style-name="P37">Redis cloud with Amazon Bedrock</text:p>
        </text:list-item>
      </text:list>
      <text:p text:style-name="P12"><text:span text:style-name="T57">3</text:span><text:span text:style-name="T56">. </text:span>OpenSearch:</text:p>
      <text:list xml:id="list1985587926" text:style-name="L4">
        <text:list-item>
          <text:p text:style-name="P38">Serverless</text:p>
        </text:list-item>
      </text:list>
      <text:p text:style-name="P15"><text:span text:style-name="T57">4</text:span><text:span text:style-name="T56">. </text:span>DocArray</text:p>
      <text:p text:style-name="P16">5. LanceDB:</text:p>
      <text:list xml:id="list459297600" text:style-name="L5">
        <text:list-item>
          <text:p text:style-name="P39">serverless, can persist to disk, free</text:p>
        </text:list-item>
      </text:list>
      <text:p text:style-name="P17">6. ElasticSearchVector:</text:p>
      <text:list xml:id="list3014524208" text:style-name="L6">
        <text:list-item>
          <text:p text:style-name="P40">fast, <text:span text:style-name="T63">cloud, </text:span>supports indexing</text:p>
        </text:list-item>
      </text:list>
      <text:p text:style-name="P15"/>
      <text:p text:style-name="P19">Feature Store</text:p>
      <text:p text:style-name="P9"/>
      <text:p text:style-name="P9">1. Feast:</text:p>
      <text:list xml:id="list2789668478" text:style-name="L7">
        <text:list-item>
          <text:p text:style-name="P41">offline: <text:span text:style-name="T62">model finetuning</text:span></text:p>
        </text:list-item>
        <text:list-item>
          <text:p text:style-name="P41">online: <text:span text:style-name="T62">real-time inference</text:span></text:p>
        </text:list-item>
        <text:list-item>
          <text:p text:style-name="P41">server</text:p>
        </text:list-item>
      </text:list>
      <text:p text:style-name="P6"><text:soft-page-break/></text:p>
      <text:p text:style-name="P6"/>
      <text:p text:style-name="P6"/>
      <text:p text:style-name="P31"><text:span text:style-name="T59">Database </text:span><text:span text:style-name="T60">Storage Formats</text:span></text:p>
      <text:p text:style-name="P7"/>
      <text:p text:style-name="P22"><text:span text:style-name="T1">1. </text:span><text:span text:style-name="T3">M</text:span><text:span text:style-name="T1">essage history:</text:span></text:p>
      <text:p text:style-name="P7"/>
      <text:list xml:id="list1550080469" text:style-name="L8">
        <text:list-item>
          <text:p text:style-name="P43">Saved to DynamoDB through Langchain’s Agent’s ConversationBufferMemory class</text:p>
        </text:list-item>
        <text:list-item>
          <text:p text:style-name="P46"><text:span text:style-name="T1">Format:</text:span><text:span text:style-name="T2"> </text:span><text:span text:style-name="T12">[HumanMessage(content='hi!', additional_kwargs={}, example=False),<text:line-break/>AIMessage(content='whats up?', additional_kwargs={}, example=False)]</text:span></text:p>
        </text:list-item>
        <text:list-item>
          <text:p text:style-name="P52"><text:span text:style-name="T33">dynamic </text:span><text:span text:style-name="T12">p</text:span><text:span text:style-name="T11">ermanent storage</text:span></text:p>
          <text:p text:style-name="P56"/>
        </text:list-item>
      </text:list>
      <text:p text:style-name="P25"><text:span text:style-name="T12">2. </text:span><text:span text:style-name="T11">Web and other resources:</text:span></text:p>
      <text:p text:style-name="P57"/>
      <text:list xml:id="list1793012962" text:style-name="L9">
        <text:list-item>
          <text:p text:style-name="P58">Web content is scraped and then saved locally for now (can shift <text:s/>to remote storage if needed)</text:p>
        </text:list-item>
        <text:list-item>
          <text:p text:style-name="P58">Format: TXT</text:p>
        </text:list-item>
        <text:list-item>
          <text:p text:style-name="P53"><text:span text:style-name="T33">static </text:span><text:span text:style-name="T11">permanent storage</text:span></text:p>
        </text:list-item>
      </text:list>
      <text:p text:style-name="P57"/>
      <text:p text:style-name="P25"><text:span text:style-name="T11">3. User </text:span><text:span text:style-name="T29">uploads</text:span><text:span text:style-name="T11">:</text:span></text:p>
      <text:p text:style-name="P57"><text:tab/></text:p>
      <text:list xml:id="list2529096315" text:style-name="L10">
        <text:list-item>
          <text:p text:style-name="P85"><text:span text:style-name="T11">User uploads </text:span><text:span text:style-name="T18">and downloads</text:span><text:span text:style-name="T11"> saved to S3 </text:span><text:span text:style-name="T25">(</text:span><text:span text:style-name="T24">session-specific, </text:span><text:span text:style-name="T26">mostly temporary storage</text:span><text:span text:style-name="T25">)</text:span></text:p>
        </text:list-item>
        <text:list-item>
          <text:p text:style-name="P85"><text:span text:style-name="T11">Format: </text:span><text:span text:style-name="T13">original format and </text:span><text:span text:style-name="T11">TXT</text:span></text:p>
        </text:list-item>
        <text:list-item>
          <text:p text:style-name="P54"><text:span text:style-name="T33">dynamic </text:span><text:span text:style-name="T11">temporary storage</text:span></text:p>
          <text:p text:style-name="P59"/>
        </text:list-item>
      </text:list>
      <text:p text:style-name="P27"><text:span text:style-name="T11">4. User </text:span><text:span text:style-name="T14">task</text:span><text:span text:style-name="T11"> status:</text:span></text:p>
      <text:p text:style-name="P60"/>
      <text:list xml:id="list2970855089" text:style-name="L11">
        <text:list-item>
          <text:p text:style-name="P61">TBD</text:p>
        </text:list-item>
        <text:list-item>
          <text:p text:style-name="P63">Format: possibly log-like </text:p>
        </text:list-item>
        <text:list-item>
          <text:p text:style-name="P86"><text:span text:style-name="T33">dynamic </text:span><text:span text:style-name="T11">permanent storage</text:span></text:p>
          <text:p text:style-name="P61"/>
        </text:list-item>
      </text:list>
      <text:p text:style-name="P28"><text:span text:style-name="T11">5. </text:span><text:span text:style-name="T27">User info:</text:span></text:p>
      <text:p text:style-name="P62"/>
      <text:list xml:id="list3589000952" text:style-name="L12">
        <text:list-item>
          <text:p text:style-name="P87"><text:span text:style-name="T11">User input </text:span><text:span text:style-name="T19">written</text:span><text:span text:style-name="T11"> to file then uploaded to S3 </text:span><text:span text:style-name="T25">(</text:span><text:span text:style-name="T23">non-session specific</text:span><text:span text:style-name="T25">)</text:span></text:p>
        </text:list-item>
        <text:list-item>
          <text:p text:style-name="P64">Format: TXT</text:p>
        </text:list-item>
        <text:list-item>
          <text:p text:style-name="P55"><text:span text:style-name="T33">dynamic </text:span><text:span text:style-name="T11">permanent storage</text:span></text:p>
        </text:list-item>
      </text:list>
      <text:p text:style-name="P65"/>
      <text:p text:style-name="P6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83">LLM Use Cases</text:p>
      <text:p text:style-name="P57"/>
      <text:p text:style-name="P25"><text:span text:style-name="T11">1. </text:span><text:span text:style-name="T17">Me</text:span><text:span text:style-name="T11">ssage history:</text:span></text:p>
      <text:p text:style-name="P57"/>
      <text:list xml:id="list4258100720" text:style-name="L13">
        <text:list-item>
          <text:p text:style-name="P67">chatbot/interviewbot:</text:p>
        </text:list-item>
      </text:list>
      <text:list xml:id="list4177882122" text:style-name="L14">
        <text:list-item>
          <text:p text:style-name="P68">each session’s buffered memory is provided to agent</text:p>
        </text:list-item>
        <text:list-item>
          <text:p text:style-name="P71">debugging: meta agent or agent tool</text:p>
        </text:list-item>
        <text:list-item>
          <text:p text:style-name="P88"><text:span text:style-name="T11">fine tuning on message history </text:span><text:span text:style-name="T20">to improve assistance?</text:span></text:p>
          <text:p text:style-name="P72"/>
        </text:list-item>
      </text:list>
      <text:p text:style-name="P62">2. Web resources:</text:p>
      <text:p text:style-name="P62"/>
      <text:list xml:id="list3919342739" text:style-name="L15">
        <text:list-item>
          <text:p text:style-name="P69">chatbot/interviewbot: </text:p>
        </text:list-item>
      </text:list>
      <text:list xml:id="list4135431939" text:style-name="L16">
        <text:list-item>
          <text:p text:style-name="P47"><text:span text:style-name="T14">RAG </text:span><text:span text:style-name="T16">for agent </text:span><text:span text:style-name="T21">tools</text:span><text:span text:style-name="T16"> and chains</text:span></text:p>
        </text:list-item>
      </text:list>
      <text:list xml:id="list110659362970718" text:continue-list="list3919342739" text:style-name="L15">
        <text:list-header>
          <text:p text:style-name="P73"/>
        </text:list-header>
      </text:list>
      <text:p text:style-name="P28"><text:span text:style-name="T11">3. User </text:span><text:span text:style-name="T30">uploads</text:span><text:span text:style-name="T11">:</text:span></text:p>
      <text:p text:style-name="P62"/>
      <text:list xml:id="list4142674158" text:style-name="L17">
        <text:list-item>
          <text:p text:style-name="P70">chatbot/interviewbot: </text:p>
        </text:list-item>
      </text:list>
      <text:list xml:id="list4003902199" text:style-name="L18">
        <text:list-item>
          <text:p text:style-name="P48"><text:span text:style-name="T15">most </text:span><text:span text:style-name="T14">file paths directly fed into prompt </text:span><text:span text:style-name="T15">to be used </text:span><text:span text:style-name="T21">by agents fed into tools </text:span></text:p>
        </text:list-item>
        <text:list-item>
          <text:p text:style-name="P48"><text:span text:style-name="T22">document that are too large such as </text:span><text:span text:style-name="T15">interview material are used as RAG </text:span></text:p>
        </text:list-item>
        <text:list-item>
          <text:p text:style-name="P89"><text:span text:style-name="T15">t</text:span><text:span text:style-name="T11">hese materials are session-specific and do not need to be persisted </text:span></text:p>
        </text:list-item>
      </text:list>
      <text:p text:style-name="P76"/>
      <text:p text:style-name="P76">4. User task status:</text:p>
      <text:p text:style-name="P76"/>
      <text:list xml:id="list754443855" text:style-name="L19">
        <text:list-item>
          <text:p text:style-name="P77">autogpt:</text:p>
        </text:list-item>
      </text:list>
      <text:list xml:id="list1389108501" text:style-name="L20">
        <text:list-item>
          <text:p text:style-name="P49"><text:span text:style-name="T32">external data needs to be </text:span><text:span text:style-name="T21">updated as user may apply for multiple jobs and job postings are constantly </text:span><text:span text:style-name="T32">changed</text:span><text:span text:style-name="T21">, todo and done tasks are dynamic </text:span></text:p>
        </text:list-item>
      </text:list>
      <text:p text:style-name="P76"/>
      <text:p text:style-name="P29"><text:span text:style-name="T11">5. </text:span><text:span text:style-name="T28">User info</text:span><text:span text:style-name="T11">:</text:span></text:p>
      <text:p text:style-name="P74"/>
      <text:list xml:id="list3106281255" text:style-name="L21">
        <text:list-item>
          <text:p text:style-name="P75">chatbot: </text:p>
        </text:list-item>
      </text:list>
      <text:list xml:id="list328734077" text:style-name="L22">
        <text:list-item>
          <text:p text:style-name="P50"><text:span text:style-name="Strong_20_Emphasis"><text:span text:style-name="T32">incorporates user input into prompt</text:span></text:span></text:p>
        </text:list-item>
      </text:list>
      <text:list xml:id="list110659219252883" text:continue-list="list3106281255" text:style-name="L21">
        <text:list-item>
          <text:p text:style-name="P78">autogpt:</text:p>
        </text:list-item>
      </text:list>
      <text:list xml:id="list2389277469" text:style-name="L23">
        <text:list-item>
          <text:p text:style-name="P51"><text:span text:style-name="T16">t</text:span><text:span text:style-name="T31">hese are updated by the user so needs to i</text:span><text:span text:style-name="Strong_20_Emphasis"><text:span text:style-name="T31">ncorporate external data fetched based on user input</text:span></text:span></text:p>
        </text:list-item>
      </text:list>
      <text:p text:style-name="P23"/>
      <text:p text:style-name="P79"/>
      <text:p text:style-name="P79"/>
      <text:p text:style-name="P8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1"><text:span text:style-name="T47"/></text:p>
      <text:p text:style-name="P74"/>
      <text:p text:style-name="P74"/>
      <text:p text:style-name="P74"/>
      <text:p text:style-name="P74"/>
      <text:p text:style-name="P74"/>
      <text:p text:style-name="P57"/>
      <text:p text:style-name="P57"/>
      <text:p text:style-name="P57"/>
      <text:p text:style-name="P57"/>
      <text:p text:style-name="P26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16:57:00.190727892</meta:creation-date>
    <dc:date>2024-01-19T11:06:58.061244893</dc:date>
    <meta:editing-duration>P2DT19H24M31S</meta:editing-duration>
    <meta:editing-cycles>92</meta:editing-cycles>
    <meta:generator>LibreOffice/6.4.7.2$Linux_X86_64 LibreOffice_project/40$Build-2</meta:generator>
    <meta:document-statistic meta:table-count="0" meta:image-count="0" meta:object-count="0" meta:page-count="4" meta:paragraph-count="83" meta:word-count="451" meta:character-count="2739" meta:non-whitespace-character-count="2402"/>
  </office:meta>
</office:document-meta>
</file>